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8ce9"/>
    </style:style>
    <style:style style:name="T1" style:family="text">
      <style:text-properties officeooo:rsid="0014dd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dweb@LP-56:~$ sudo /opt/lampp/lampp start</text:p>
      <text:p text:style-name="Standard">[sudo] password for addweb: </text:p>
      <text:p text:style-name="Standard">Starting XAMPP for Linux 8.0.11-2...</text:p>
      <text:p text:style-name="Standard">XAMPP: Starting Apache...already running.</text:p>
      <text:p text:style-name="Standard">XAMPP: Starting MySQL...already running.</text:p>
      <text:p text:style-name="Standard">XAMPP: Starting ProFTPD...already running.</text:p>
      <text:p text:style-name="Standard">addweb@LP-56:~$ /opt/lampp/bin/mysql -u root -p</text:p>
      <text:p text:style-name="Standard">Enter password: </text:p>
      <text:p text:style-name="Standard">Welcome to the MariaDB monitor. <text:s/>Commands end with ; or \g.</text:p>
      <text:p text:style-name="Standard">Your MariaDB connection id is 11</text:p>
      <text:p text:style-name="Standard">Server version: 10.4.21-MariaDB Source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Queries <text:s text:c="11"/>|</text:p>
      <text:p text:style-name="Standard">| Shriya <text:s text:c="12"/>|</text:p>
      <text:p text:style-name="Standard">| admin_panel <text:s text:c="7"/>|</text:p>
      <text:p text:style-name="Standard">| ecommerce <text:s text:c="9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phpmyadmin <text:s text:c="8"/>|</text:p>
      <text:p text:style-name="Standard">| test <text:s text:c="14"/>|</text:p>
      <text:p text:style-name="Standard">+--------------------+</text:p>
      <text:p text:style-name="Standard">9 rows in set (0.005 sec)</text:p>
      <text:p text:style-name="Standard"/>
      <text:p text:style-name="Standard">MariaDB [(none)]&gt; use Shriya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Shriya]&gt; show tables;</text:p>
      <text:p text:style-name="Standard">+------------------+</text:p>
      <text:p text:style-name="Standard">| Tables_in_Shriya |</text:p>
      <text:p text:style-name="Standard">+------------------+</text:p>
      <text:p text:style-name="Standard">| Accessories <text:s text:c="5"/>|</text:p>
      <text:p text:style-name="Standard">| Electronics <text:s text:c="5"/>|</text:p>
      <text:p text:style-name="Standard">| Employee <text:s text:c="8"/>|</text:p>
      <text:p text:style-name="Standard">| Jewellery <text:s text:c="7"/>|</text:p>
      <text:p text:style-name="Standard">| Movie <text:s text:c="11"/>|</text:p>
      <text:p text:style-name="Standard">| Products <text:s text:c="8"/>|</text:p>
      <text:p text:style-name="Standard">| Sports <text:s text:c="10"/>|</text:p>
      <text:p text:style-name="Standard">| Stationery <text:s text:c="6"/>|</text:p>
      <text:p text:style-name="Standard">| Store <text:s text:c="11"/>|</text:p>
      <text:p text:style-name="Standard">| Students <text:s text:c="8"/>|</text:p>
      <text:p text:style-name="Standard">+------------------+</text:p>
      <text:p text:style-name="Standard"><text:soft-page-break/>10 rows in set (0.001 sec)</text:p>
      <text:p text:style-name="Standard"/>
      <text:p text:style-name="Standard">MariaDB [Shriya]&gt; select * from Sports</text:p>
      <text:p text:style-name="Standard"><text:s text:c="4"/>-&gt; select * from Accessories</text:p>
      <text:p text:style-name="Standard"><text:s text:c="4"/>-&gt; ;</text:p>
      <text:p text:style-name="Standard">ERROR 1064 (42000): You have an error in your SQL syntax; check the manual that corresponds to your MariaDB server version for the right syntax to use near 'select * from Accessories' at line 2</text:p>
      <text:p text:style-name="Standard">MariaDB [Shriya]&gt; select * from Sports;</text:p>
      <text:p text:style-name="Standard">+--------+--------------+-----+----------+</text:p>
      <text:p text:style-name="Standard">| SR. No | Product Name | Id <text:s/>| Brand <text:s text:c="3"/>|</text:p>
      <text:p text:style-name="Standard">+--------+--------------+-----+----------+</text:p>
      <text:p text:style-name="Standard">| <text:s text:c="5"/>1 | Foot ball <text:s text:c="3"/>| 123 | Adidas <text:s text:c="2"/>|</text:p>
      <text:p text:style-name="Standard">| <text:s text:c="5"/>2 | Basket ball <text:s/>| 565 | Puma <text:s text:c="4"/>|</text:p>
      <text:p text:style-name="Standard">| <text:s text:c="5"/>3 | Tennis Ball <text:s/>| 457 | Fastrack |</text:p>
      <text:p text:style-name="Standard">| <text:s text:c="5"/>4 | Badminton <text:s text:c="3"/>| 898 | Puma <text:s text:c="4"/>|</text:p>
      <text:p text:style-name="Standard">| <text:s text:c="5"/>5 | Soccer <text:s text:c="6"/>| 895 | Adidas <text:s text:c="2"/>|</text:p>
      <text:p text:style-name="Standard">| <text:s text:c="5"/>6 | Wrist band <text:s text:c="2"/>| 125 | Adidas <text:s text:c="2"/>|</text:p>
      <text:p text:style-name="Standard">| <text:s text:c="5"/>7 | Towel <text:s text:c="7"/>| 564 | Puma <text:s text:c="4"/>|</text:p>
      <text:p text:style-name="Standard">| <text:s text:c="5"/>8 | Socks <text:s text:c="7"/>| 455 | Fastrack |</text:p>
      <text:p text:style-name="Standard">| <text:s text:c="5"/>9 | Badminton <text:s text:c="3"/>| 593 | Puma <text:s text:c="4"/>|</text:p>
      <text:p text:style-name="Standard">| <text:s text:c="4"/>10 | Tshirt <text:s text:c="6"/>| 894 | Adidas <text:s text:c="2"/>|</text:p>
      <text:p text:style-name="Standard">+--------+--------------+-----+----------+</text:p>
      <text:p text:style-name="Standard">10 rows in set (0.001 sec)</text:p>
      <text:p text:style-name="Standard"/>
      <text:p text:style-name="Standard">/opt/lampp/bin/mysql -u root -p</text:p>
      <text:p text:style-name="Standard">Enter password: </text:p>
      <text:p text:style-name="Standard">Welcome to the MariaDB monitor. <text:s/>Commands end with ; or \g.</text:p>
      <text:p text:style-name="Standard">Your MariaDB connection id is 31</text:p>
      <text:p text:style-name="Standard">Server version: 10.4.21-MariaDB Source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create table students(s_id INT NOT NULL AUTO_INCREMENT,</text:p>
      <text:p text:style-name="Standard"><text:s text:c="4"/>-&gt; s_name VARCHAR(50) NOT NULL,</text:p>
      <text:p text:style-name="Standard"><text:s text:c="4"/>-&gt; s_email VARCHAR(50) NOT NULL,</text:p>
      <text:p text:style-name="Standard"><text:s text:c="4"/>-&gt; s_pwd VARCHAR(10) NOT NULL,</text:p>
      <text:p text:style-name="Standard"><text:s text:c="4"/>-&gt; PRIMARY KEY (s_id)</text:p>
      <text:p text:style-name="Standard"><text:s text:c="4"/>-&gt; );</text:p>
      <text:p text:style-name="Standard">ERROR 1046 (3D000): No database selected</text:p>
      <text:p text:style-name="Standard">MariaDB [(none)]&gt; use Shriya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Shriya]&gt; create table students(s_id INT NOT NULL AUTO_INCREMENT, s_name VARCHAR(50) NOT NULL, s_email VARCHAR(50) NOT NULL, s_pwd VARCHAR(10) NOT NULL, PRIMARY KEY (s_id) );</text:p>
      <text:p text:style-name="Standard">Query OK, 0 rows affected (0.145 sec)</text:p>
      <text:p text:style-name="Standard"/>
      <text:p text:style-name="Standard">MariaDB [Shriya]&gt; show tables;</text:p>
      <text:p text:style-name="Standard"><text:soft-page-break/>+------------------+</text:p>
      <text:p text:style-name="Standard">| Tables_in_Shriya |</text:p>
      <text:p text:style-name="Standard">+------------------+</text:p>
      <text:p text:style-name="Standard">| Accessories <text:s text:c="5"/>|</text:p>
      <text:p text:style-name="Standard">| Electronics <text:s text:c="5"/>|</text:p>
      <text:p text:style-name="Standard">| Employee <text:s text:c="8"/>|</text:p>
      <text:p text:style-name="Standard">| Jewellery <text:s text:c="7"/>|</text:p>
      <text:p text:style-name="Standard">| Movie <text:s text:c="11"/>|</text:p>
      <text:p text:style-name="Standard">| Products <text:s text:c="8"/>|</text:p>
      <text:p text:style-name="Standard">| Sports <text:s text:c="10"/>|</text:p>
      <text:p text:style-name="Standard">| Stationery <text:s text:c="6"/>|</text:p>
      <text:p text:style-name="Standard">| Store <text:s text:c="11"/>|</text:p>
      <text:p text:style-name="Standard">| Students <text:s text:c="8"/>|</text:p>
      <text:p text:style-name="Standard">| customers <text:s text:c="7"/>|</text:p>
      <text:p text:style-name="Standard">| students <text:s text:c="8"/>|</text:p>
      <text:p text:style-name="Standard">+------------------+</text:p>
      <text:p text:style-name="Standard">12 rows in set (0.001 sec)</text:p>
      <text:p text:style-name="Standard"/>
      <text:p text:style-name="Standard">MariaDB [Shriya]&gt; insert into (s_id, s_name, s_email, s_pwd)</text:p>
      <text:p text:style-name="Standard"><text:s text:c="4"/>-&gt; values (1, shriya, s@gmail.com, 123);</text:p>
      <text:p text:style-name="Standard">ERROR 1064 (42000): You have an error in your SQL syntax; check the manual that corresponds to your MariaDB server version for the right syntax to use near '(s_id, s_name, s_email, s_pwd)</text:p>
      <text:p text:style-name="Standard">values (1, shriya, s@gmail.com, 123)' at line 1</text:p>
      <text:p text:style-name="Standard">MariaDB [Shriya]&gt; insert into (s_name, s_email, s_pwd) values ('shriya', 's@gmail.com', '123');</text:p>
      <text:p text:style-name="Standard">ERROR 1064 (42000): You have an error in your SQL syntax; check the manual that corresponds to your MariaDB server version for the right syntax to use near '(s_name, s_email, s_pwd) values ('shriya', 's@gmail.com', '123')' at line 1</text:p>
      <text:p text:style-name="Standard">MariaDB [Shriya]&gt; insert into students(s_name, s_email, s_pwd) values ('shriya', 's@gmail.com', '123');</text:p>
      <text:p text:style-name="Standard">Query OK, 1 row affected (0.023 sec)</text:p>
      <text:p text:style-name="Standard"/>
      <text:p text:style-name="Standard">MariaDB [Shriya]&gt; insert into students(s_name, s_email, s_pwd) values ('riya', 'r@gmail.com', '123');</text:p>
      <text:p text:style-name="Standard">Query OK, 1 row affected (0.196 sec)</text:p>
      <text:p text:style-name="Standard"/>
      <text:p text:style-name="Standard">MariaDB [Shriya]&gt; insert into students(s_name, s_email, s_pwd) values ('avani', 'a@gmail.com', '123');</text:p>
      <text:p text:style-name="Standard">Query OK, 1 row affected (0.023 sec)</text:p>
      <text:p text:style-name="Standard"/>
      <text:p text:style-name="Standard">MariaDB [Shriya]&gt; select * from students;</text:p>
      <text:p text:style-name="Standard">+------+--------+-------------+-------+</text:p>
      <text:p text:style-name="Standard">| s_id | s_name | s_email <text:s text:c="4"/>| s_pwd |</text:p>
      <text:p text:style-name="Standard">+------+--------+-------------+-------+</text:p>
      <text:p text:style-name="Standard">| <text:s text:c="3"/>1 | shriya | s@gmail.com | 123 <text:s text:c="2"/>|</text:p>
      <text:p text:style-name="Standard">| <text:s text:c="3"/>2 | riya <text:s text:c="2"/>| r@gmail.com | 123 <text:s text:c="2"/>|</text:p>
      <text:p text:style-name="Standard">| <text:s text:c="3"/>3 | avani <text:s/>| a@gmail.com | 123 <text:s text:c="2"/>|</text:p>
      <text:p text:style-name="Standard">+------+--------+-------------+-------+</text:p>
      <text:p text:style-name="Standard">3 rows in set (0.001 sec) </text:p>
      <text:p text:style-name="Standard"/>
      <text:p text:style-name="Standard"/>
      <text:p text:style-name="Standard"/>
      <text:p text:style-name="Standard"/>
      <text:p text:style-name="Standard"><text:soft-page-break/>MariaDB [Shriya]&gt; select * from students;</text:p>
      <text:p text:style-name="Standard">+------+--------+-------------+-------+</text:p>
      <text:p text:style-name="Standard">| s_id | s_name | s_email <text:s text:c="4"/>| s_pwd |</text:p>
      <text:p text:style-name="Standard">+------+--------+-------------+-------+</text:p>
      <text:p text:style-name="Standard">| <text:s text:c="3"/>1 | shriya | s@gmail.com | 123 <text:s text:c="2"/>|</text:p>
      <text:p text:style-name="Standard">| <text:s text:c="3"/>2 | riya <text:s text:c="2"/>| r@gmail.com | 123 <text:s text:c="2"/>|</text:p>
      <text:p text:style-name="Standard">| <text:s text:c="3"/>3 | avani <text:s/>| a@gmail.com | 123 <text:s text:c="2"/>|</text:p>
      <text:p text:style-name="Standard">+------+--------+-------------+-------+</text:p>
      <text:p text:style-name="Standard">3 rows in set (0.001 sec)</text:p>
      <text:p text:style-name="Standard"/>
      <text:p text:style-name="Standard">MariaDB [Shriya]&gt; select * from Jewellery where Jewellery = 'Ring';</text:p>
      <text:p text:style-name="Standard">+--------+-----------+-----+---------+--------------+</text:p>
      <text:p text:style-name="Standard">| SR. No | Jewellery | Id <text:s/>| Type <text:s text:c="3"/>| Mail-id <text:s text:c="5"/>|</text:p>
      <text:p text:style-name="Standard">+--------+-----------+-----+---------+--------------+</text:p>
      <text:p text:style-name="Standard">| <text:s text:c="5"/>1 | Ring <text:s text:c="5"/>| 123 | Diamond | ws@gmail.com |</text:p>
      <text:p text:style-name="Standard">| <text:s text:c="5"/>7 | Ring <text:s text:c="5"/>| 842 | Gold <text:s text:c="3"/>| hr@gmail.com |</text:p>
      <text:p text:style-name="Standard">+--------+-----------+-----+---------+--------------+</text:p>
      <text:p text:style-name="Standard">2 rows in set (0.001 sec)</text:p>
      <text:p text:style-name="Standard"/>
      <text:p text:style-name="Standard">Database changed</text:p>
      <text:p text:style-name="Standard">MariaDB [Shriya]&gt; select * from Shriya where Jewellery = 'Ring' or type = 'Diamond';</text:p>
      <text:p text:style-name="Standard">ERROR 1146 (42S02): Table 'Shriya.Shriya' doesn't exist</text:p>
      <text:p text:style-name="Standard">MariaDB [Shriya]&gt; select * from Jewellery where Jewellery = 'Ring' or type = 'Diamond';</text:p>
      <text:p text:style-name="Standard">+--------+-----------+-----+---------+--------------+</text:p>
      <text:p text:style-name="Standard">| SR. No | Jewellery | Id <text:s/>| Type <text:s text:c="3"/>| Mail-id <text:s text:c="5"/>|</text:p>
      <text:p text:style-name="Standard">+--------+-----------+-----+---------+--------------+</text:p>
      <text:p text:style-name="Standard">| <text:s text:c="5"/>1 | Ring <text:s text:c="5"/>| 123 | Diamond | ws@gmail.com |</text:p>
      <text:p text:style-name="Standard">| <text:s text:c="5"/>7 | Ring <text:s text:c="5"/>| 842 | Gold <text:s text:c="3"/>| hr@gmail.com |</text:p>
      <text:p text:style-name="Standard">| <text:s text:c="4"/>10 | Earrings <text:s/>| 632 | Diamond | sk@gmail.com |</text:p>
      <text:p text:style-name="Standard">+--------+-----------+-----+---------+--------------+</text:p>
      <text:p text:style-name="Standard">3 rows in set (0.001 sec)</text:p>
      <text:p text:style-name="Standard"/>
      <text:p text:style-name="Standard">MariaDB [Shriya]&gt; select * from Accessories order by Brand;</text:p>
      <text:p text:style-name="Standard">+--------+--------------+-----+--------------+</text:p>
      <text:p text:style-name="Standard">| SR. No | Product Name | Id <text:s/>| Brand <text:s text:c="7"/>|</text:p>
      <text:p text:style-name="Standard">+--------+--------------+-----+--------------+</text:p>
      <text:p text:style-name="Standard">| <text:s text:c="5"/>5 | Mascara <text:s text:c="5"/>| 895 | Apsara <text:s text:c="6"/>|</text:p>
      <text:p text:style-name="Standard">| <text:s text:c="5"/>7 | Jeans <text:s text:c="7"/>| 842 | Denim <text:s text:c="7"/>|</text:p>
      <text:p text:style-name="Standard">| <text:s text:c="5"/>4 | Ring <text:s text:c="8"/>| 898 | Faces Canada |</text:p>
      <text:p text:style-name="Standard">| <text:s text:c="5"/>9 | Bag <text:s text:c="9"/>| 565 | Fastrack <text:s text:c="4"/>|</text:p>
      <text:p text:style-name="Standard">| <text:s text:c="5"/>3 | Specs <text:s text:c="7"/>| 457 | Lakme <text:s text:c="7"/>|</text:p>
      <text:p text:style-name="Standard">| <text:s text:c="5"/>1 | Buckle <text:s text:c="6"/>| 135 | Maybelline <text:s text:c="2"/>|</text:p>
      <text:p text:style-name="Standard">| <text:s text:c="5"/>8 | Perfume <text:s text:c="5"/>| 855 | Miniso <text:s text:c="6"/>|</text:p>
      <text:p text:style-name="Standard">| <text:s text:c="5"/>2 | Rubber Band <text:s/>| 563 | Nykaa <text:s text:c="7"/>|</text:p>
      <text:p text:style-name="Standard">| <text:s text:c="5"/>6 | Tshirt <text:s text:c="6"/>| 639 | Puma <text:s text:c="8"/>|</text:p>
      <text:p text:style-name="Standard">| <text:s text:c="4"/>10 | School Bag <text:s text:c="2"/>| 633 | Sky Bags <text:s text:c="4"/>|</text:p>
      <text:p text:style-name="Standard">+--------+--------------+-----+--------------+</text:p>
      <text:p text:style-name="Standard">10 rows in set (0.001 sec)</text:p>
      <text:p text:style-name="Standard"/>
      <text:p text:style-name="Standard">MariaDB [Shriya]&gt; select * from Accessories order by Product Name Desc;</text:p>
      <text:p text:style-name="Standard">ERROR 1064 (42000): You have an error in your SQL syntax; check the manual that corresponds to your MariaDB server version for the right syntax to use near 'Name Desc' at line 1</text:p>
      <text:p text:style-name="Standard"><text:soft-page-break/>MariaDB [Shriya]&gt; select * from Accessories order by Brand Desc;</text:p>
      <text:p text:style-name="Standard">+--------+--------------+-----+--------------+</text:p>
      <text:p text:style-name="Standard">| SR. No | Product Name | Id <text:s/>| Brand <text:s text:c="7"/>|</text:p>
      <text:p text:style-name="Standard">+--------+--------------+-----+--------------+</text:p>
      <text:p text:style-name="Standard">| <text:s text:c="4"/>10 | School Bag <text:s text:c="2"/>| 633 | Sky Bags <text:s text:c="4"/>|</text:p>
      <text:p text:style-name="Standard">| <text:s text:c="5"/>6 | Tshirt <text:s text:c="6"/>| 639 | Puma <text:s text:c="8"/>|</text:p>
      <text:p text:style-name="Standard">| <text:s text:c="5"/>2 | Rubber Band <text:s/>| 563 | Nykaa <text:s text:c="7"/>|</text:p>
      <text:p text:style-name="Standard">| <text:s text:c="5"/>8 | Perfume <text:s text:c="5"/>| 855 | Miniso <text:s text:c="6"/>|</text:p>
      <text:p text:style-name="Standard">| <text:s text:c="5"/>1 | Buckle <text:s text:c="6"/>| 135 | Maybelline <text:s text:c="2"/>|</text:p>
      <text:p text:style-name="Standard">| <text:s text:c="5"/>3 | Specs <text:s text:c="7"/>| 457 | Lakme <text:s text:c="7"/>|</text:p>
      <text:p text:style-name="Standard">| <text:s text:c="5"/>9 | Bag <text:s text:c="9"/>| 565 | Fastrack <text:s text:c="4"/>|</text:p>
      <text:p text:style-name="Standard">| <text:s text:c="5"/>4 | Ring <text:s text:c="8"/>| 898 | Faces Canada |</text:p>
      <text:p text:style-name="Standard">| <text:s text:c="5"/>7 | Jeans <text:s text:c="7"/>| 842 | Denim <text:s text:c="7"/>|</text:p>
      <text:p text:style-name="Standard">| <text:s text:c="5"/>5 | Mascara <text:s text:c="5"/>| 895 | Apsara <text:s text:c="6"/>|</text:p>
      <text:p text:style-name="Standard">+--------+--------------+-----+--------------+</text:p>
      <text:p text:style-name="Standard">10 rows in set (0.001 sec)</text:p>
      <text:p text:style-name="Standard"/>
      <text:p text:style-name="Standard">MariaDB [Shriya]&gt; update students set s_name = 'kajal' where s_id ='2';</text:p>
      <text:p text:style-name="Standard">Query OK, 1 row affected (0.025 sec)</text:p>
      <text:p text:style-name="Standard">Rows matched: 1 <text:s/>Changed: 1 <text:s/>Warnings: 0</text:p>
      <text:p text:style-name="Standard"/>
      <text:p text:style-name="Standard">MariaDB [Shriya]&gt; delete from students where s_name = 'kajal';</text:p>
      <text:p text:style-name="Standard">Query OK, 1 row affected (0.023 sec<text:span text:style-name="T1">)</text:span></text:p>
      <text:p text:style-name="Standard"/>
      <text:p text:style-name="P1">MariaDB [(none)]&gt; create table students(s_id INT NOT NULL AUTO_INCREMENT,</text:p>
      <text:p text:style-name="P1"><text:s text:c="4"/>-&gt; s_name VARCHAR(50) NOT NULL,</text:p>
      <text:p text:style-name="P1"><text:s text:c="4"/>-&gt; s_email VARCHAR(50) NOT NULL,</text:p>
      <text:p text:style-name="P1"><text:s text:c="4"/>-&gt; s_pwd VARCHAR(10) NOT NULL,</text:p>
      <text:p text:style-name="P1"><text:s text:c="4"/>-&gt; PRIMARY KEY (s_id)</text:p>
      <text:p text:style-name="P1"><text:s text:c="4"/>-&gt; );</text:p>
      <text:p text:style-name="P1">ERROR 1046 (3D000): No database selected</text:p>
      <text:p text:style-name="P1">MariaDB [(none)]&gt; use Shriya;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Database changed</text:p>
      <text:p text:style-name="P1">MariaDB [Shriya]&gt; create table students(s_id INT NOT NULL AUTO_INCREMENT, s_name VARCHAR(50) NOT NULL, s_email VARCHAR(50) NOT NULL, s_pwd VARCHAR(10) NOT NULL, PRIMARY KEY (s_id) );</text:p>
      <text:p text:style-name="P1">Query OK, 0 rows affected (0.145 sec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MariaDB [(none)]&gt; use Shriya;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Database changed</text:p>
      <text:p text:style-name="P1">MariaDB [Shriya]&gt; show tables;</text:p>
      <text:p text:style-name="P1">+------------------+</text:p>
      <text:p text:style-name="P1">| Tables_in_Shriya |</text:p>
      <text:p text:style-name="P1">+------------------+</text:p>
      <text:p text:style-name="P1">| Accessories <text:s text:c="5"/>|</text:p>
      <text:p text:style-name="P1">| Electronics <text:s text:c="5"/>|</text:p>
      <text:p text:style-name="P1">| Employee <text:s text:c="8"/>|</text:p>
      <text:p text:style-name="P1">| Jewellery <text:s text:c="7"/>|</text:p>
      <text:p text:style-name="P1">| Movie <text:s text:c="11"/>|</text:p>
      <text:p text:style-name="P1">| Products <text:s text:c="8"/>|</text:p>
      <text:p text:style-name="P1">| Sports <text:s text:c="10"/>|</text:p>
      <text:p text:style-name="P1">| Stationery <text:s text:c="6"/>|</text:p>
      <text:p text:style-name="P1">| Store <text:s text:c="11"/>|</text:p>
      <text:p text:style-name="P1">| Students <text:s text:c="8"/>|</text:p>
      <text:p text:style-name="P1">+------------------+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5T16:11:39.841096986</meta:creation-date>
    <dc:date>2021-11-15T18:24:12.597355061</dc:date>
    <meta:editing-duration>PT1H17M57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6" meta:paragraph-count="227" meta:word-count="1568" meta:character-count="9602" meta:non-whitespace-character-count="7410"/>
  </office:meta>
</office:document-meta>
</file>